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099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Tour of Yorkshire</text:span><text:span text:style-name="a382" text:class-names=""/></text:p>
          </draw:text-box>
          <svg:title/>
          <svg:desc/>
        </draw:frame>
        <draw:frame draw:id="id64" presentation:style-name="a388" draw:name="Subtitle 2" svg:x="1.5in" svg:y="4.25in" svg:width="7in" svg:height="1.91667in" presentation:class="subtitle" presentation:placeholder="false">
          <draw:text-box>
            <text:p text:style-name="a387" text:class-names="" text:cond-style-name=""><text:span text:style-name="a385" text:class-names="">7 – 12 July 2014</text:span><text:span text:style-name="a386" text:class-names=""/></text:p>
          </draw:text-box>
          <svg:title/>
          <svg:desc/>
        </draw:frame>
        <draw:frame draw:id="id65" draw:style-name="a392" draw:name="TextBox 3" svg:x="0.51131in" svg:y="6.58496in" svg:width="2.99246in" svg:height="0.40391in">
          <draw:text-box>
            <text:p text:style-name="a391" text:class-names="" text:cond-style-name=""><text:span text:style-name="a389" text:class-names="">PMMM Cycles Ltd</text:span><text:span text:style-name="a39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ccec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ccec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rush Script MT" style:font-family-asian="" style:font-family-complex="" style:font-family-generic="scrip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03/2014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/03/2014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/03/2014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/03/201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/03/201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/03/201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/03/201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/03/201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/03/201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/03/201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/03/201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/03/201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/>
    <meta:initial-creator/>
    <dc:creator/>
    <meta:creation-date>2014-03-12T10:04:06Z</meta:creation-date>
    <dc:date>2014-03-13T09:53:04Z</dc:date>
    <meta:editing-cycles>1</meta:editing-cycles>
    <meta:editing-duration>PT0S</meta:editing-duration>
    <meta:document-statistic meta:paragraph-count="3" meta:word-count="11"/>
  </office:meta>
</office:document-meta>
</file>